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coming Events<text:span text:style-name="T1"> – Mark your calendars!</text:span></text:p>
      <text:p text:style-name="Standard">Apr. 13th &amp; 14th<text:tab/>10am–4pm<text:tab/>Artisan Row Arts &amp; Craft Fair</text:p>
      <text:p text:style-name="Standard">Apr. 18th-20th<text:tab/><text:tab/>Cowboy Festival events relating to Hart Park</text:p>
      <text:p text:style-name="Standard">Aug. 17th<text:tab/><text:tab/>Silents Under the Stars</text:p>
      <text:p text:style-name="Standard">Sep. 28th &amp; 29th<text:tab/>20th Annual Native American Pow Wow</text:p>
      <text:p text:style-name="Standard">Oct. 13th<text:tab/> <text:tab/>Bow Wows &amp; Meows Pet Fair</text:p>
      <text:p text:style-name="Standard">Nov. 2nd &amp; 3rd<text:tab/>SCV Rose Show</text:p>
      <text:p text:style-name="Standard">Nov. 30th &amp; Dec. 1st<text:tab/>2ndAnnual Hart Holiday Boutique</text:p>
      <text:p text:style-name="Standard">Dec. 7th<text:tab/><text:tab/>Cowboys &amp; Carols and William S. Hart's Birthday celebra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3-09T19:24:34</meta:creation-date>
    <dc:date>2013-03-09T19:35:40</dc:date>
    <dc:creator>Bill West</dc:creator>
    <meta:editing-duration>P0D</meta:editing-duration>
    <meta:editing-cycles>1</meta:editing-cycles>
    <meta:document-statistic meta:table-count="0" meta:image-count="0" meta:object-count="0" meta:page-count="1" meta:paragraph-count="9" meta:word-count="77" meta:character-count="436" meta:non-whitespace-character-count="353"/>
    <meta:generator>LibreOffice/3.5$Linux_X86_64 LibreOffice_project/350m1$Build-2</meta:generator>
  </office:meta>
</office:document-meta>
</file>